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.21" calcext:value-type="float">
            <text:p>1,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oigo Infinita</text:p>
          </table:table-cell>
          <table:table-cell office:value-type="string" calcext:value-type="string">
            <text:p>especial</text:p>
          </table:table-cell>
          <table:table-cell office:value-type="string" calcext:value-type="string">
            <text:p>Simy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sto_minutos</text:p>
          </table:table-cell>
          <table:table-cell office:value-type="float" office:value="9999" calcext:value-type="float">
            <text:p>9999</text:p>
          </table:table-cell>
          <table:table-cell table:formula="of:=[.B3]" office:value-type="float" office:value="9999" calcext:value-type="float">
            <text:p>9999</text:p>
          </table:table-cell>
          <table:table-cell office:value-type="float" office:value="9999" calcext:value-type="float">
            <text:p>9999</text:p>
          </table:table-cell>
          <table:table-cell table:formula="of:=[.D3]" office:value-type="float" office:value="9999" calcext:value-type="float">
            <text:p>9999</text:p>
          </table:table-cell>
          <table:table-cell office:value-type="float" office:value="7000" calcext:value-type="float">
            <text:p>7000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gasto_llamadas</text:p>
          </table:table-cell>
          <table:table-cell office:value-type="float" office:value="8888" calcext:value-type="float">
            <text:p>8888</text:p>
          </table:table-cell>
          <table:table-cell table:formula="of:=[.B4]"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asto_sms</text:p>
          </table:table-cell>
          <table:table-cell office:value-type="float" office:value="7777" calcext:value-type="float">
            <text:p>7777</text:p>
          </table:table-cell>
          <table:table-cell table:formula="of:=[.B5]" office:value-type="float" office:value="7777" calcext:value-type="float">
            <text:p>7777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sto_internet</text:p>
          </table:table-cell>
          <table:table-cell office:value-type="float" office:value="6666" calcext:value-type="float">
            <text:p>6666</text:p>
          </table:table-cell>
          <table:table-cell table:formula="of:=[.B6]" office:value-type="float" office:value="6666" calcext:value-type="float">
            <text:p>6666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4250" calcext:value-type="float">
            <text:p>42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te_minutos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ste_llamadas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ste_sms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ste_internet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rifa_STD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3.97" calcext:value-type="float">
            <text:p>23,97</text:p>
          </table:table-cell>
          <table:table-cell office:value-type="float" office:value="19" calcext:value-type="float">
            <text:p>19</text:p>
          </table:table-cell>
          <table:table-cell office:value-type="float" office:value="4.96" calcext:value-type="float">
            <text:p>4,96</text:p>
          </table:table-cell>
        </table:table-row>
        <table:table-row table:style-name="ro1">
          <table:table-cell office:value-type="string" calcext:value-type="string">
            <text:p>tarifa_minima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cluidos_minutos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99999" calcext:value-type="float">
            <text:p>99999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ste_incluid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Incluidos_sms</text:p>
          </table:table-cell>
          <table:table-cell table:number-columns-repeated="4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luidos_internet</text:p>
          </table:table-cell>
          <table:table-cell table:number-columns-repeated="4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inutos_pagar</text:p>
          </table:table-cell>
          <table:table-cell table:formula="of:=IF([.B3]&gt;[.B16];[.B3]-[.B16];0)" office:value-type="float" office:value="9978" calcext:value-type="float">
            <text:p>9978</text:p>
          </table:table-cell>
          <table:table-cell table:formula="of:=IF([.C3]&gt;[.C16];[.C3]-[.C16];0)" office:value-type="float" office:value="9978" calcext:value-type="float">
            <text:p>9978</text:p>
          </table:table-cell>
          <table:table-cell table:formula="of:=IF([.D3]&gt;[.D16];[.D3]-[.D16];0)" office:value-type="float" office:value="9978" calcext:value-type="float">
            <text:p>9978</text:p>
          </table:table-cell>
          <table:table-cell table:formula="of:=IF([.E3]&gt;[.E16];[.E3]-[.E16];0)" office:value-type="float" office:value="9978" calcext:value-type="float">
            <text:p>9978</text:p>
          </table:table-cell>
          <table:table-cell table:formula="of:=IF([.F3]&gt;[.F16];[.F3]-[.F16];0)" office:value-type="float" office:value="0" calcext:value-type="float">
            <text:p>0</text:p>
          </table:table-cell>
          <table:table-cell table:formula="of:=IF([.G3]&gt;[.G16];[.G3]-[.G16];0)" office:value-type="float" office:value="179" calcext:value-type="float">
            <text:p>179</text:p>
          </table:table-cell>
          <table:table-cell table:formula="of:=IF([.H3]&gt;[.H16];[.H3]-[.H16]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lamadas_pagar</text:p>
          </table:table-cell>
          <table:table-cell table:formula="of:=ROUND(IF([.B17]=&quot;SI&quot;;IF([.B3]&gt;0;[.B4]*[.B22]/[.B3];0);[.B4]))" office:value-type="float" office:value="8869" calcext:value-type="float">
            <text:p>8869</text:p>
          </table:table-cell>
          <table:table-cell table:formula="of:=ROUND(IF([.C17]=&quot;SI&quot;;IF([.C3]&gt;0;[.C4]*[.C22]/[.C3];0);[.C4]))" office:value-type="float" office:value="8888" calcext:value-type="float">
            <text:p>8888</text:p>
          </table:table-cell>
          <table:table-cell table:formula="of:=ROUND(IF([.D17]=&quot;SI&quot;;IF([.D3]&gt;0;[.D4]*[.D22]/[.D3];0);[.D4]))" office:value-type="float" office:value="0" calcext:value-type="float">
            <text:p>0</text:p>
          </table:table-cell>
          <table:table-cell table:formula="of:=ROUND(IF([.E17]=&quot;SI&quot;;IF([.E3]&gt;0;[.E4]*[.E22]/[.E3];0);[.E4]))" office:value-type="float" office:value="0" calcext:value-type="float">
            <text:p>0</text:p>
          </table:table-cell>
          <table:table-cell table:formula="of:=ROUND(IF([.F17]=&quot;SI&quot;;IF([.F3]&gt;0;[.F4]*[.F22]/[.F3];0);[.F4]))" office:value-type="float" office:value="0" calcext:value-type="float">
            <text:p>0</text:p>
          </table:table-cell>
          <table:table-cell table:formula="of:=ROUND(IF([.G17]=&quot;SI&quot;;IF([.G3]&gt;0;[.G4]*[.G22]/[.G3];0);[.G4]))" office:value-type="float" office:value="269" calcext:value-type="float">
            <text:p>269</text:p>
          </table:table-cell>
          <table:table-cell table:formula="of:=ROUND(IF([.H17]=&quot;SI&quot;;IF([.H3]&gt;0;[.H4]*[.H22]/[.H3];0);[.H4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net_pagar</text:p>
          </table:table-cell>
          <table:table-cell table:formula="of:=IF([.B6]&gt;[.B19];[.B6]-[.B19];0)" office:value-type="float" office:value="4666" calcext:value-type="float">
            <text:p>4666</text:p>
          </table:table-cell>
          <table:table-cell table:formula="of:=IF([.C6]&gt;[.C19];[.C6]-[.C19];0)" office:value-type="float" office:value="4666" calcext:value-type="float">
            <text:p>4666</text:p>
          </table:table-cell>
          <table:table-cell table:formula="of:=IF([.D6]&gt;[.D19];[.D6]-[.D19];0)" office:value-type="float" office:value="0" calcext:value-type="float">
            <text:p>0</text:p>
          </table:table-cell>
          <table:table-cell table:formula="of:=IF([.E6]&gt;[.E19];[.E6]-[.E19];0)" office:value-type="float" office:value="0" calcext:value-type="float">
            <text:p>0</text:p>
          </table:table-cell>
          <table:table-cell table:formula="of:=IF([.F6]&gt;[.F19];[.F6]-[.F19];0)" office:value-type="float" office:value="0" calcext:value-type="float">
            <text:p>0</text:p>
          </table:table-cell>
          <table:table-cell table:formula="of:=IF([.G6]&gt;[.G19];[.G6]-[.G19];0)" office:value-type="float" office:value="2250" calcext:value-type="float">
            <text:p>2250</text:p>
          </table:table-cell>
          <table:table-cell table:formula="of:=IF([.H6]&gt;[.H19];[.H6]-[.H19];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ms_pagar</text:p>
          </table:table-cell>
          <table:table-cell table:formula="of:=IF([.B5]&gt;[.B18];[.B5]-[.B18];0)" office:value-type="float" office:value="6777" calcext:value-type="float">
            <text:p>6777</text:p>
          </table:table-cell>
          <table:table-cell table:formula="of:=IF([.C5]&gt;[.C18];[.C5]-[.C18];0)" office:value-type="float" office:value="6777" calcext:value-type="float">
            <text:p>6777</text:p>
          </table:table-cell>
          <table:table-cell table:formula="of:=IF([.D5]&gt;[.D18];[.D5]-[.D18];0)" office:value-type="float" office:value="0" calcext:value-type="float">
            <text:p>0</text:p>
          </table:table-cell>
          <table:table-cell table:formula="of:=IF([.E5]&gt;[.E18];[.E5]-[.E18];0)" office:value-type="float" office:value="0" calcext:value-type="float">
            <text:p>0</text:p>
          </table:table-cell>
          <table:table-cell table:formula="of:=IF([.F5]&gt;[.F18];[.F5]-[.F18];0)" office:value-type="float" office:value="100" calcext:value-type="float">
            <text:p>100</text:p>
          </table:table-cell>
          <table:table-cell table:formula="of:=IF([.G5]&gt;[.G18];[.G5]-[.G18];0)" office:value-type="float" office:value="0" calcext:value-type="float">
            <text:p>0</text:p>
          </table:table-cell>
          <table:table-cell table:formula="of:=IF([.H5]&gt;[.H18];[.H5]-[.H18];0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ecios_llamadas</text:p>
          </table:table-cell>
          <table:table-cell table:formula="of:=([.B22]*[.B8]+[.B23]*[.B9])/100" office:value-type="float" office:value="2915.74" calcext:value-type="float">
            <text:p>2915,74</text:p>
          </table:table-cell>
          <table:table-cell table:formula="of:=([.C22]*[.C8]+[.C23]*[.C9])/100" office:value-type="float" office:value="2918.78" calcext:value-type="float">
            <text:p>2918,78</text:p>
          </table:table-cell>
          <table:table-cell table:formula="of:=([.D22]*[.D8]+[.D23]*[.D9])/100" office:value-type="float" office:value="1496.7" calcext:value-type="float">
            <text:p>1496,7</text:p>
          </table:table-cell>
          <table:table-cell table:formula="of:=([.E22]*[.E8]+[.E23]*[.E9])/100" office:value-type="float" office:value="1496.7" calcext:value-type="float">
            <text:p>1496,7</text:p>
          </table:table-cell>
          <table:table-cell table:formula="of:=([.F22]*[.F8]+[.F23]*[.F9])/100" office:value-type="float" office:value="0" calcext:value-type="float">
            <text:p>0</text:p>
          </table:table-cell>
          <table:table-cell table:formula="of:=([.G22]*[.G8]+[.G23]*[.G9])/100" office:value-type="float" office:value="69.94" calcext:value-type="float">
            <text:p>69,94</text:p>
          </table:table-cell>
          <table:table-cell table:formula="of:=([.H22]*[.H8]+[.H23]*[.H9])/100"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precios_sms</text:p>
          </table:table-cell>
          <table:table-cell table:formula="of:=[.B25]*[.B10]/100" office:value-type="float" office:value="1152.09" calcext:value-type="float">
            <text:p>1152,09</text:p>
          </table:table-cell>
          <table:table-cell table:formula="of:=[.C25]*[.C10]/100" office:value-type="float" office:value="1152.09" calcext:value-type="float">
            <text:p>1152,09</text:p>
          </table:table-cell>
          <table:table-cell table:formula="of:=[.D25]*[.D10]/100" office:value-type="float" office:value="0" calcext:value-type="float">
            <text:p>0</text:p>
          </table:table-cell>
          <table:table-cell table:formula="of:=[.E25]*[.E10]/100" office:value-type="float" office:value="0" calcext:value-type="float">
            <text:p>0</text:p>
          </table:table-cell>
          <table:table-cell table:formula="of:=[.F25]*[.F10]/100" office:value-type="float" office:value="10" calcext:value-type="float">
            <text:p>10</text:p>
          </table:table-cell>
          <table:table-cell table:formula="of:=[.G25]*[.G10]/100" office:value-type="float" office:value="0" calcext:value-type="float">
            <text:p>0</text:p>
          </table:table-cell>
          <table:table-cell table:formula="of:=[.H25]*[.H10]/100"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sobrecoste_internet</text:p>
          </table:table-cell>
          <table:table-cell table:formula="of:=[.B24]*[.B11]/100" office:value-type="float" office:value="839.88" calcext:value-type="float">
            <text:p>839,88</text:p>
          </table:table-cell>
          <table:table-cell table:formula="of:=[.C24]*[.C11]/100" office:value-type="float" office:value="839.88" calcext:value-type="float">
            <text:p>839,88</text:p>
          </table:table-cell>
          <table:table-cell table:formula="of:=[.D24]*[.D11]/100" office:value-type="float" office:value="0" calcext:value-type="float">
            <text:p>0</text:p>
          </table:table-cell>
          <table:table-cell table:formula="of:=[.E24]*[.E11]/100" office:value-type="float" office:value="0" calcext:value-type="float">
            <text:p>0</text:p>
          </table:table-cell>
          <table:table-cell table:formula="of:=[.F24]*[.F11]/100" office:value-type="float" office:value="0" calcext:value-type="float">
            <text:p>0</text:p>
          </table:table-cell>
          <table:table-cell table:formula="of:=[.G24]*[.G11]/100" office:value-type="float" office:value="0" calcext:value-type="float">
            <text:p>0</text:p>
          </table:table-cell>
          <table:table-cell table:formula="of:=[.H24]*[.H11]/100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_base</text:p>
          </table:table-cell>
          <table:table-cell table:formula="of:=[.B13]+[.B14]" office:value-type="float" office:value="39" calcext:value-type="float">
            <text:p>39</text:p>
          </table:table-cell>
          <table:table-cell table:formula="of:=[.C13]+[.C14]" office:value-type="float" office:value="39" calcext:value-type="float">
            <text:p>39</text:p>
          </table:table-cell>
          <table:table-cell table:formula="of:=[.D13]+[.D14]" office:value-type="float" office:value="39" calcext:value-type="float">
            <text:p>39</text:p>
          </table:table-cell>
          <table:table-cell table:formula="of:=[.E13]+[.E14]" office:value-type="float" office:value="39" calcext:value-type="float">
            <text:p>39</text:p>
          </table:table-cell>
          <table:table-cell table:formula="of:=[.F13]+[.F14]" office:value-type="float" office:value="23.97" calcext:value-type="float">
            <text:p>23,97</text:p>
          </table:table-cell>
          <table:table-cell table:formula="of:=[.G13]+[.G14]" office:value-type="float" office:value="39" calcext:value-type="float">
            <text:p>39</text:p>
          </table:table-cell>
          <table:table-cell table:formula="of:=[.H13]+[.H14]" office:value-type="float" office:value="4.96" calcext:value-type="float">
            <text:p>4,96</text:p>
          </table:table-cell>
        </table:table-row>
        <table:table-row table:style-name="ro1">
          <table:table-cell office:value-type="string" calcext:value-type="string">
            <text:p>tarifa_base</text:p>
          </table:table-cell>
          <table:table-cell table:formula="of:=ROUND([.B31]*[.$A$1]*100)/100" office:value-type="float" office:value="47.19" calcext:value-type="float">
            <text:p>47,19</text:p>
          </table:table-cell>
          <table:table-cell table:formula="of:=ROUND([.C31]*[.$A$1]*100)/100" office:value-type="float" office:value="47.19" calcext:value-type="float">
            <text:p>47,19</text:p>
          </table:table-cell>
          <table:table-cell table:formula="of:=ROUND([.D31]*[.$A$1]*100)/100" office:value-type="float" office:value="47.19" calcext:value-type="float">
            <text:p>47,19</text:p>
          </table:table-cell>
          <table:table-cell table:formula="of:=ROUND([.E31]*[.$A$1]*100)/100" office:value-type="float" office:value="47.19" calcext:value-type="float">
            <text:p>47,19</text:p>
          </table:table-cell>
          <table:table-cell table:formula="of:=ROUND([.F31]*[.$A$1]*100)/100" office:value-type="float" office:value="29" calcext:value-type="float">
            <text:p>29</text:p>
          </table:table-cell>
          <table:table-cell table:formula="of:=ROUND([.G31]*[.$A$1]*100)/100" office:value-type="float" office:value="47.19" calcext:value-type="float">
            <text:p>47,19</text:p>
          </table:table-cell>
          <table:table-cell table:formula="of:=ROUND([.H31]*[.$A$1]*100)/10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xto condiciones</text:p>
          </table:table-cell>
          <table:table-cell table:number-columns-repeated="7" office:value-type="string" calcext:value-type="string">
            <text:p>Min, GB…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_sin_iva</text:p>
          </table:table-cell>
          <table:table-cell table:formula="of:=ROUND((IF(([.B27]+[.B28]+[.B29])&gt;[.B14];([.B27]+[.B28]+[.B29]);[.B14])+[.B13])*100)/100" office:value-type="float" office:value="4926.71" calcext:value-type="float">
            <text:p>4926,71</text:p>
          </table:table-cell>
          <table:table-cell table:formula="of:=ROUND((IF(([.C27]+[.C28]+[.C29])&gt;[.C14];([.C27]+[.C28]+[.C29]);[.C14])+[.C13])*100)/100" office:value-type="float" office:value="4929.75" calcext:value-type="float">
            <text:p>4929,75</text:p>
          </table:table-cell>
          <table:table-cell table:formula="of:=ROUND((IF(([.D27]+[.D28]+[.D29])&gt;[.D14];([.D27]+[.D28]+[.D29]);[.D14])+[.D13])*100)/100" office:value-type="float" office:value="1515.7" calcext:value-type="float">
            <text:p>1515,7</text:p>
          </table:table-cell>
          <table:table-cell table:formula="of:=ROUND((IF(([.E27]+[.E28]+[.E29])&gt;[.E14];([.E27]+[.E28]+[.E29]);[.E14])+[.E13])*100)/100" office:value-type="float" office:value="1515.7" calcext:value-type="float">
            <text:p>1515,7</text:p>
          </table:table-cell>
          <table:table-cell table:formula="of:=ROUND((IF(([.F27]+[.F28]+[.F29])&gt;[.F14];([.F27]+[.F28]+[.F29]);[.F14])+[.F13])*100)/100" office:value-type="float" office:value="33.97" calcext:value-type="float">
            <text:p>33,97</text:p>
          </table:table-cell>
          <table:table-cell table:formula="of:=ROUND((IF(([.G27]+[.G28]+[.G29])&gt;[.G14];([.G27]+[.G28]+[.G29]);[.G14])+[.G13])*100)/100" office:value-type="float" office:value="88.94" calcext:value-type="float">
            <text:p>88,94</text:p>
          </table:table-cell>
          <table:table-cell table:formula="of:=ROUND((IF(([.H27]+[.H28]+[.H29])&gt;[.H14];([.H27]+[.H28]+[.H29]);[.H14])+[.H13])*100)/100" office:value-type="float" office:value="9.86" calcext:value-type="float">
            <text:p>9,86</text:p>
          </table:table-cell>
        </table:table-row>
        <table:table-row table:style-name="ro1">
          <table:table-cell office:value-type="string" calcext:value-type="string">
            <text:p>total_con_iva</text:p>
          </table:table-cell>
          <table:table-cell table:formula="of:=ROUND([.B35]*[.$A$1]*100)/100" office:value-type="float" office:value="5961.32" calcext:value-type="float">
            <text:p>5961,32</text:p>
          </table:table-cell>
          <table:table-cell table:formula="of:=ROUND([.C35]*[.$A$1]*100)/100" office:value-type="float" office:value="5965" calcext:value-type="float">
            <text:p>5965</text:p>
          </table:table-cell>
          <table:table-cell table:formula="of:=ROUND([.D35]*[.$A$1]*100)/100" office:value-type="float" office:value="1834" calcext:value-type="float">
            <text:p>1834</text:p>
          </table:table-cell>
          <table:table-cell table:formula="of:=ROUND([.E35]*[.$A$1]*100)/100" office:value-type="float" office:value="1834" calcext:value-type="float">
            <text:p>1834</text:p>
          </table:table-cell>
          <table:table-cell table:formula="of:=ROUND([.F35]*[.$A$1]*100)/100" office:value-type="float" office:value="41.1" calcext:value-type="float">
            <text:p>41,1</text:p>
          </table:table-cell>
          <table:table-cell table:formula="of:=ROUND([.G35]*[.$A$1]*100)/100" office:value-type="float" office:value="107.62" calcext:value-type="float">
            <text:p>107,62</text:p>
          </table:table-cell>
          <table:table-cell table:formula="of:=ROUND([.H35]*[.$A$1]*100)/100" office:value-type="float" office:value="11.93" calcext:value-type="float">
            <text:p>11,9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as Sin Internet</text:p>
          </table:table-cell>
          <table:table-cell table:formula="of:=IF([.B11]&gt;0;0;30-ROUND([.B19]*30/[.B6]))" office:value-type="float" office:value="0" calcext:value-type="float">
            <text:p>0</text:p>
          </table:table-cell>
          <table:table-cell table:formula="of:=IF([.C11]&gt;0;0;30-ROUND([.C19]*30/[.C6]))" office:value-type="float" office:value="0" calcext:value-type="float">
            <text:p>0</text:p>
          </table:table-cell>
          <table:table-cell table:formula="of:=IF([.D11]&gt;0;0;30-ROUND([.D19]*30/[.D6]))" office:value-type="float" office:value="0" calcext:value-type="float">
            <text:p>0</text:p>
          </table:table-cell>
          <table:table-cell table:formula="of:=IF([.E11]&gt;0;0;30-ROUND([.E19]*30/[.E6]))" office:value-type="float" office:value="0" calcext:value-type="float">
            <text:p>0</text:p>
          </table:table-cell>
          <table:table-cell table:formula="of:=30-ROUND([.F19]*30/[.F6])" office:value-type="float" office:value="-10" calcext:value-type="float">
            <text:p>-10</text:p>
          </table:table-cell>
          <table:table-cell table:formula="of:=30-ROUND([.G19]*30/[.G6])" office:value-type="float" office:value="16" calcext:value-type="float">
            <text:p>16</text:p>
          </table:table-cell>
          <table:table-cell table:formula="of:=30-ROUND([.H19]*30/[.H6]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formula="of:=IF([.F11]&gt;0;&quot;a&quot;;&quot;b&quot;)" office:value-type="string" office:string-value="b" calcext:value-type="string">
            <text:p>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11:32:02.6428461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7:37:57.307016482</meta:creation-date>
    <dc:date>2015-03-24T18:59:08.453210710</dc:date>
    <meta:editing-duration>P2DT27M52S</meta:editing-duration>
    <meta:editing-cycles>3</meta:editing-cycles>
    <meta:generator>LibreOffice/4.4.1.2$Linux_X86_64 LibreOffice_project/40m0$Build-2</meta:generator>
    <meta:document-statistic meta:table-count="1" meta:cell-count="225" meta:object-count="0"/>
  </office:meta>
</office:document-meta>
</file>